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6a5a1"/>
    </style:style>
    <style:style style:name="P2" style:family="paragraph" style:parent-style-name="Standard">
      <style:text-properties officeooo:paragraph-rsid="001a6fed"/>
    </style:style>
    <style:style style:name="P3" style:family="paragraph" style:parent-style-name="Standard">
      <style:text-properties officeooo:paragraph-rsid="001d53b0"/>
    </style:style>
    <style:style style:name="P4" style:family="paragraph" style:parent-style-name="Standard">
      <style:text-properties officeooo:paragraph-rsid="001f164a"/>
    </style:style>
    <style:style style:name="P5" style:family="paragraph" style:parent-style-name="Standard">
      <style:text-properties officeooo:paragraph-rsid="00202ee0"/>
    </style:style>
    <style:style style:name="T1" style:family="text">
      <style:text-properties officeooo:rsid="0016a5a1"/>
    </style:style>
    <style:style style:name="T2" style:family="text">
      <style:text-properties officeooo:rsid="001b8db6"/>
    </style:style>
    <style:style style:name="T3" style:family="text">
      <style:text-properties officeooo:rsid="001d53b0"/>
    </style:style>
    <style:style style:name="T4" style:family="text">
      <style:text-properties officeooo:rsid="001f164a"/>
    </style:style>
    <style:style style:name="T5" style:family="text">
      <style:text-properties officeooo:rsid="00202e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/></text:a></text:p>
      <text:p text:style-name="P1"><text:span text:style-name="Source_20_Text"><text:span text:style-name="T1">SQL</text:span></text:span></text:p>
      <text:p text:style-name="Standard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/></text:a></text:p>
      <text:p text:style-name="Standard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* FROM Flights;</text:span></text:p>
      <text:p text:style-name="Standard"><text:span text:style-name="Source_20_Text"/></text:p>
      <text:p text:style-name="P3"><text:span text:style-name="Source_20_Text"><text:span text:style-name="T3">1</text:span></text:span></text:p>
      <text:p text:style-name="Standard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/></text:a></text:p>
      <text:p text:style-name="Standard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*) FROM Flights;</text:span></text:p>
      <text:p text:style-name="Standard"><text:span text:style-name="Source_20_Text"/></text:p>
      <text:p text:style-name="Standard"><text:span text:style-name="Source_20_Text"/></text:p>
      <text:p text:style-name="P3"><text:span text:style-name="Source_20_Text"><text:span text:style-name="T3">2</text:span></text:span></text:p>
      <text:p text:style-name="Standard"><text:span text:style-name="Source_20_Text"/></text:p>
      <text:p text:style-name="Standard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s://dev.mysql.com/doc/refman/5.5/en/group-by-functions.html#function_avg" office:target-frame-name="mysql_doc" xlink:show="replace" text:style-name="Internet_20_link" text:visited-style-name="Visited_20_Internet_20_Link"><text:span text:style-name="Source_20_Text">AVG</text:span></text:a><text:span text:style-name="Source_20_Text">(DepDelay),Origin FROM Flights;</text:span></text:p>
      <text:p text:style-name="Standard"><text:span text:style-name="Source_20_Text"/></text:p>
      <text:p text:style-name="Standard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s://dev.mysql.com/doc/refman/5.5/en/group-by-functions.html#function_avg" office:target-frame-name="mysql_doc" xlink:show="replace" text:style-name="Internet_20_link" text:visited-style-name="Visited_20_Internet_20_Link"><text:span text:style-name="Source_20_Text">AVG</text:span></text:a><text:span text:style-name="Source_20_Text">(ArrDelay), Origin FROM Flights;</text:span></text:p>
      <text:p text:style-name="Standard"><text:span text:style-name="Source_20_Text"/></text:p>
      <text:p text:style-name="Standard"><text:span text:style-name="Source_20_Text"/></text:p>
      <text:p text:style-name="P3"><text:span text:style-name="Source_20_Text"><text:span text:style-name="T3">3</text:span></text:span></text:p>
      <text:p text:style-name="Standard"><text:span text:style-name="Source_20_Text"/></text:p>
      <text:p text:style-name="P2"><text:span text:style-name="Source_20_Text"/></text:p>
      <text:p text:style-name="P2"><text:span text:style-name="Source_20_Text">SELECT Origin, colyear, colmonth, AVG(ArrDelay) FROM Flights GROUP BY Origin, colyear, colmonth order by origin, colyear, colmonth; </text:span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3"><text:span text:style-name="Source_20_Text"><text:span text:style-name="T3">4</text:span></text:span></text:p>
      <text:p text:style-name="P2"><text:span text:style-name="Source_20_Text"/></text:p>
      <text:p text:style-name="P2"><text:span text:style-name="Source_20_Text"/></text:p>
      <text:p text:style-name="P3"><text:span text:style-name="Source_20_Text">SELECT City, colyear, colmonth, AVG(ArrDelay) FROM Flights </text:span></text:p>
      <text:p text:style-name="P3"><text:span text:style-name="Source_20_Text">INNER JOIN USAirports </text:span></text:p>
      <text:p text:style-name="P3"><text:span text:style-name="Source_20_Text">ON Flights.Origin = USAirports.IATA GROUP BY City</text:span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3"><text:span text:style-name="Source_20_Text"><text:span text:style-name="T3">5</text:span></text:span></text:p>
      <text:p text:style-name="P3"><text:span text:style-name="Source_20_Text"/></text:p>
      <text:p text:style-name="P3"><text:span text:style-name="Source_20_Text">SELECT UniqueCarrier, COUNT(Cancelled) From Flights GROUP BY UniqueCarrier ORDER BY COUNT(Cancelled) DESC;</text:span></text:p>
      <text:p text:style-name="P3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><text:span text:style-name="T4">6</text:span></text:span></text:p>
      <text:p text:style-name="P4"><text:span text:style-name="Source_20_Text"/></text:p>
      <text:p text:style-name="P4"><text:span text:style-name="Source_20_Text">SELECT tailnum, SUM(distance) from Flights WHERE tailnum != 'NA' GROUP BY tailnum order by SUM(distance) desc limit 10;</text:span></text:p>
      <text:p text:style-name="P4"><text:span text:style-name="Source_20_Text"/></text:p>
      <text:p text:style-name="P4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><text:span text:style-name="T5">7</text:span></text:span></text:p>
      <text:p text:style-name="P4"><text:span text:style-name="Source_20_Text"/></text:p>
      <text:p text:style-name="P4"><text:span text:style-name="Source_20_Text">SELECT UniqueCarrier, AVG(ArrDelay) FROM Flights GROUP BY UniqueCarrier having AVG(ArrDelay) &gt; 10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1:08:02.659268718</meta:creation-date>
    <dc:date>2019-03-06T13:02:37.504763762</dc:date>
    <meta:editing-duration>PT1H13M50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01" meta:character-count="729" meta:non-whitespace-character-count="644"/>
  </office:meta>
</office:document-meta>
</file>